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2C3000002C35E3E634F6297CCBA.png" manifest:media-type="image/png"/>
  <manifest:file-entry manifest:full-path="Pictures/1003BBAB00004A6A00004A6A6E76E4A73103291B.svg" manifest:media-type="image/svg+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7cm" draw:z-index="0"><draw:image xlink:href="Pictures/1003BBAB00004A6A00004A6A6E76E4A73103291B.svg" xlink:type="simple" xlink:show="embed" xlink:actuate="onLoad" loext:mime-type="image/svg+xml"/><draw:image xlink:href="Pictures/10000201000002C3000002C35E3E634F6297CC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01:42.698943400</meta:creation-date>
    <dc:date>2017-12-06T11:02:55.874459504</dc:date>
    <meta:editing-duration>PT1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3.2$Linux_x86 LibreOffice_project/40m0$Build-2</meta:generator>
  </office:meta>
</office:document-meta>
</file>